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be2" officeooo:paragraph-rsid="0017ebe2"/>
    </style:style>
    <style:style style:name="P2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17ebe2" officeooo:paragraph-rsid="00195380" style:font-size-asian="12pt" style:font-size-complex="12pt"/>
    </style:style>
    <style:style style:name="P3" style:family="paragraph" style:parent-style-name="Standard">
      <style:text-properties fo:font-variant="normal" fo:text-transform="none" fo:color="#ffffff" style:font-name="Roboto" fo:font-size="13pt" fo:letter-spacing="normal" fo:font-style="normal" fo:font-weight="bold" officeooo:rsid="001b9de5" officeooo:paragraph-rsid="001b9de5" style:font-size-asian="13pt" style:font-size-complex="13pt"/>
    </style:style>
    <style:style style:name="P4" style:family="paragraph" style:parent-style-name="Standard">
      <style:text-properties fo:font-variant="normal" fo:text-transform="none" fo:color="#ffffff" style:font-name="Roboto" fo:font-size="13pt" fo:letter-spacing="normal" fo:font-style="normal" fo:font-weight="bold" officeooo:rsid="001b9de5" officeooo:paragraph-rsid="00221d7b" style:font-size-asian="13pt" style:font-size-complex="13pt"/>
    </style:style>
    <style:style style:name="P5" style:family="paragraph" style:parent-style-name="Standard">
      <style:text-properties fo:font-variant="normal" fo:text-transform="none" fo:color="#ff0000" style:font-name="Roboto" fo:font-size="13pt" fo:letter-spacing="normal" fo:font-style="normal" fo:font-weight="bold" officeooo:rsid="001a1f4c" officeooo:paragraph-rsid="001b9de5" style:font-size-asian="13pt" style:font-weight-asian="bold" style:font-size-complex="13pt" style:font-weight-complex="bold"/>
    </style:style>
    <style:style style:name="P6" style:family="paragraph" style:parent-style-name="Standard">
      <style:text-properties fo:color="#000000" officeooo:rsid="0017ebe2" officeooo:paragraph-rsid="0017ebe2"/>
    </style:style>
    <style:style style:name="P7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3pt" officeooo:rsid="0017ebe2" officeooo:paragraph-rsid="001b9de5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3pt" officeooo:rsid="0017ebe2" officeooo:paragraph-rsid="0032b262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3pt" officeooo:paragraph-rsid="001b9de5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size="13pt" officeooo:paragraph-rsid="001b9de5"/>
    </style:style>
    <style:style style:name="P11" style:family="paragraph" style:parent-style-name="Standard" style:master-page-name="">
      <loext:graphic-properties draw:fill="none"/>
      <style:paragraph-properties fo:margin-left="-1.499cm" fo:margin-right="-2cm" fo:text-indent="0cm" style:auto-text-indent="false" style:page-number="auto" fo:background-color="transparent"/>
      <style:text-properties fo:font-size="13pt" officeooo:paragraph-rsid="0017ac1e"/>
    </style:style>
    <style:style style:name="P12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font-name="dejavu sans mono" fo:font-size="8.25pt" fo:letter-spacing="normal" fo:font-style="normal" fo:font-weight="normal" officeooo:paragraph-rsid="001ec8a3"/>
    </style:style>
    <style:style style:name="P13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font-name="dejavu sans mono" fo:font-size="8.25pt" fo:letter-spacing="normal" fo:font-style="normal" fo:font-weight="bold" officeooo:paragraph-rsid="0020948b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font-name="dejavu sans mono" fo:font-size="8.25pt" fo:letter-spacing="normal" fo:font-style="normal" fo:font-weight="bold" officeooo:paragraph-rsid="0020948b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font-name="dejavu sans mono" fo:font-size="8.25pt" fo:letter-spacing="normal" fo:font-style="normal" fo:font-weight="bold" officeooo:paragraph-rsid="0023e099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44bd9"/>
    </style:style>
    <style:style style:name="P17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4fc62"/>
    </style:style>
    <style:style style:name="P18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54d9b"/>
    </style:style>
    <style:style style:name="P19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5c081"/>
    </style:style>
    <style:style style:name="P20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0948b"/>
    </style:style>
    <style:style style:name="P21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8bfb7"/>
    </style:style>
    <style:style style:name="P22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b99d5"/>
    </style:style>
    <style:style style:name="P23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d78fb"/>
    </style:style>
    <style:style style:name="P24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da19f"/>
    </style:style>
    <style:style style:name="P25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dcccd"/>
    </style:style>
    <style:style style:name="P26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ebb2b"/>
    </style:style>
    <style:style style:name="P27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ee4ef"/>
    </style:style>
    <style:style style:name="P28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f774b"/>
    </style:style>
    <style:style style:name="P29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326053"/>
    </style:style>
    <style:style style:name="P30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d78fb"/>
    </style:style>
    <style:style style:name="P31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dcccd"/>
    </style:style>
    <style:style style:name="P32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2f774b"/>
    </style:style>
    <style:style style:name="P33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officeooo:paragraph-rsid="00326053"/>
    </style:style>
    <style:style style:name="P34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text-position="0% 100%" style:font-name="dejavu sans mono" fo:font-size="12pt" fo:letter-spacing="normal" fo:font-style="normal" fo:font-weight="normal" officeooo:rsid="0017ac1e" officeooo:paragraph-rsid="0017ac1e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text-position="0% 100%" style:font-name="dejavu sans mono" fo:font-size="12pt" fo:letter-spacing="normal" fo:font-style="normal" fo:font-weight="normal" officeooo:rsid="0023e099" officeooo:paragraph-rsid="00244bd9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text-position="0% 100%" style:font-name="dejavu sans mono" fo:font-size="13pt" fo:letter-spacing="normal" fo:font-style="normal" fo:font-weight="normal" officeooo:rsid="001b9de5" officeooo:paragraph-rsid="001c5fdb" style:font-size-asian="12pt" style:font-size-complex="12pt"/>
    </style:style>
    <style:style style:name="P37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text-position="0% 100%" style:font-name="dejavu sans mono" fo:font-size="13pt" fo:letter-spacing="normal" fo:font-style="normal" fo:font-weight="normal" officeooo:rsid="001ec8a3" officeooo:paragraph-rsid="001ec8a3" style:font-size-asian="12pt" style:font-size-complex="12pt"/>
    </style:style>
    <style:style style:name="P38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202124" style:font-name="dejavu sans mono" fo:font-size="8.25pt" fo:letter-spacing="normal" fo:font-style="normal" fo:font-weight="normal" officeooo:paragraph-rsid="003b9d4b"/>
    </style:style>
    <style:style style:name="P39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text-position="0% 100%" style:font-name="Roboto" fo:font-size="12pt" fo:letter-spacing="normal" fo:font-style="normal" fo:font-weight="bold" officeooo:rsid="0020948b" officeooo:paragraph-rsid="0020948b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text-position="0% 100%" style:font-name="Roboto" fo:font-size="12pt" fo:letter-spacing="normal" fo:font-style="normal" fo:font-weight="bold" officeooo:rsid="00221d7b" officeooo:paragraph-rsid="0020948b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text-position="0% 100%" style:font-name="Roboto" fo:font-size="12pt" fo:letter-spacing="normal" fo:font-style="normal" fo:font-weight="bold" officeooo:rsid="00221d7b" officeooo:paragraph-rsid="0028bfb7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text-position="0% 100%" style:font-name="Roboto" fo:font-size="12pt" fo:letter-spacing="normal" fo:font-style="normal" fo:font-weight="bold" officeooo:rsid="00244bd9" officeooo:paragraph-rsid="00244bd9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ff0000" style:font-name="dejavu sans mono" fo:font-size="8.25pt" fo:letter-spacing="normal" fo:font-style="normal" fo:font-weight="bold" officeooo:paragraph-rsid="00244bd9"/>
    </style:style>
    <style:style style:name="P44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21d7b" officeooo:paragraph-rsid="0020948b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21d7b" officeooo:paragraph-rsid="00221d7b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21d7b" officeooo:paragraph-rsid="0025c081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21d7b" officeooo:paragraph-rsid="0028bfb7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8bfb7" officeooo:paragraph-rsid="0028bfb7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8bfb7" officeooo:paragraph-rsid="002b99d5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8bfb7" officeooo:paragraph-rsid="002dcccd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8bfb7" officeooo:paragraph-rsid="002f774b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a17e0" officeooo:paragraph-rsid="0028bfb7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a17e0" officeooo:paragraph-rsid="002ebb2b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b99d5" officeooo:paragraph-rsid="002b99d5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b99d5" officeooo:paragraph-rsid="002d78fb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da19f" officeooo:paragraph-rsid="002da19f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da19f" officeooo:paragraph-rsid="002f774b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dcccd" officeooo:paragraph-rsid="002da19f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dcccd" officeooo:paragraph-rsid="002f774b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2ee4ef" officeooo:paragraph-rsid="002b99d5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31577a" officeooo:paragraph-rsid="0031577a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font-variant="normal" fo:text-transform="none" fo:color="#000000" style:text-position="0% 100%" style:font-name="Roboto" fo:font-size="12pt" fo:letter-spacing="normal" fo:font-style="normal" fo:font-weight="normal" officeooo:rsid="0031577a" officeooo:paragraph-rsid="00326053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text-transform="capitalize" fo:color="#000000" style:text-position="0% 100%" style:font-name="Roboto" fo:font-size="12pt" fo:letter-spacing="normal" fo:font-style="normal" fo:font-weight="normal" officeooo:rsid="00244bd9" officeooo:paragraph-rsid="00244bd9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text-transform="capitalize" fo:color="#000000" style:text-position="0% 100%" style:font-name="Roboto" fo:font-size="12pt" fo:letter-spacing="normal" fo:font-style="normal" fo:font-weight="normal" officeooo:rsid="00244bd9" officeooo:paragraph-rsid="002d78fb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text-transform="capitalize" fo:color="#000000" style:text-position="0% 100%" style:font-name="Roboto" fo:font-size="12pt" fo:letter-spacing="normal" fo:font-style="normal" fo:font-weight="normal" officeooo:rsid="00244bd9" officeooo:paragraph-rsid="00326053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2da19f"/>
    </style:style>
    <style:style style:name="P67" style:family="paragraph" style:parent-style-name="Standard">
      <loext:graphic-properties draw:fill="none"/>
      <style:paragraph-properties fo:margin-left="-1.499cm" fo:margin-right="-2cm" fo:text-indent="0cm" style:auto-text-indent="false" fo:background-color="transparent"/>
      <style:text-properties fo:color="#ff0000" officeooo:paragraph-rsid="0031577a"/>
    </style:style>
    <style:style style:name="P68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variant="normal" fo:text-transform="none" fo:color="#202124" style:font-name="dejavu sans mono" fo:font-size="13pt" fo:letter-spacing="normal" fo:font-style="normal" fo:font-weight="normal" officeooo:paragraph-rsid="001b9de5" style:font-size-asian="13pt" style:font-size-complex="13pt"/>
    </style:style>
    <style:style style:name="P69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variant="normal" fo:text-transform="none" fo:color="#202124" style:font-name="dejavu sans mono" fo:font-size="13pt" fo:letter-spacing="normal" fo:font-style="normal" fo:font-weight="normal" officeooo:rsid="0033764e" officeooo:paragraph-rsid="0033764e" style:font-size-asian="13pt" style:font-size-complex="13pt"/>
    </style:style>
    <style:style style:name="P70" style:family="paragraph" style:parent-style-name="Standard">
      <loext:graphic-properties draw:fill="none"/>
      <style:paragraph-properties fo:margin-left="0cm" fo:margin-right="-2cm" fo:text-indent="0cm" style:auto-text-indent="false" fo:background-color="transparent"/>
      <style:text-properties fo:font-variant="normal" fo:text-transform="none" fo:color="#ff0000" style:font-name="dejavu sans mono" fo:font-size="13pt" fo:letter-spacing="normal" fo:font-style="normal" fo:font-weight="bold" officeooo:rsid="001a1f4c" officeooo:paragraph-rsid="001b9de5" fo:background-color="#ffffff" style:font-size-asian="13pt" style:font-weight-asian="bold" style:font-size-complex="13pt" style:font-weight-complex="bold"/>
    </style:style>
    <style:style style:name="P71" style:family="paragraph" style:parent-style-name="Standard">
      <style:text-properties fo:font-variant="normal" fo:text-transform="none" fo:color="#202124" style:text-position="0% 100%" style:font-name="dejavu sans mono" fo:font-size="13pt" fo:letter-spacing="normal" fo:font-style="normal" fo:font-weight="normal" officeooo:rsid="00221d7b" officeooo:paragraph-rsid="00221d7b" style:font-size-asian="12pt" style:font-size-complex="12pt"/>
    </style:style>
    <style:style style:name="P72" style:family="paragraph" style:parent-style-name="Standard">
      <style:text-properties fo:font-variant="normal" fo:text-transform="none" fo:color="#202124" style:text-position="0% 100%" style:font-name="dejavu sans mono" fo:font-size="13pt" fo:letter-spacing="normal" fo:font-style="normal" fo:font-weight="normal" officeooo:rsid="001a1f4c" officeooo:paragraph-rsid="001b9de5" style:font-size-asian="12pt" style:font-size-complex="12pt"/>
    </style:style>
    <style:style style:name="P73" style:family="paragraph" style:parent-style-name="Standard">
      <style:text-properties fo:font-variant="normal" fo:text-transform="none" fo:color="#202124" style:text-position="0% 100%" style:font-name="dejavu sans mono" fo:font-size="13pt" fo:letter-spacing="normal" fo:font-style="normal" fo:font-weight="normal" officeooo:rsid="001b9de5" officeooo:paragraph-rsid="001b9de5" style:font-size-asian="12pt" style:font-size-complex="12pt"/>
    </style:style>
    <style:style style:name="P74" style:family="paragraph" style:parent-style-name="Standard">
      <style:text-properties fo:font-variant="normal" fo:text-transform="none" fo:color="#202124" style:text-position="0% 100%" style:font-name="dejavu sans mono" fo:font-size="13pt" fo:letter-spacing="normal" fo:font-style="normal" fo:font-weight="normal" officeooo:rsid="001b9de5" officeooo:paragraph-rsid="001c5fdb" style:font-size-asian="12pt" style:font-size-complex="12pt"/>
    </style:style>
    <style:style style:name="P75" style:family="paragraph" style:parent-style-name="Standard">
      <style:text-properties fo:font-variant="normal" fo:text-transform="none" fo:color="#202124" style:text-position="0% 100%" style:font-name="dejavu sans mono" fo:font-size="12pt" fo:letter-spacing="normal" fo:font-style="normal" fo:font-weight="normal" officeooo:paragraph-rsid="001b9de5" style:font-size-asian="12pt" style:font-size-complex="12pt"/>
    </style:style>
    <style:style style:name="P76" style:family="paragraph" style:parent-style-name="Standard">
      <style:text-properties fo:font-variant="normal" fo:text-transform="none" fo:color="#202124" style:text-position="0% 100%" style:font-name="dejavu sans mono" fo:font-size="12pt" fo:letter-spacing="normal" fo:font-style="normal" fo:font-weight="normal" officeooo:rsid="001a1f4c" officeooo:paragraph-rsid="001b9de5" style:font-size-asian="12pt" style:font-size-complex="12pt"/>
    </style:style>
    <style:style style:name="P77" style:family="paragraph" style:parent-style-name="Standard">
      <style:text-properties fo:font-variant="normal" fo:text-transform="none" fo:color="#202124" style:text-position="0% 100%" style:font-name="dejavu sans mono" fo:font-size="12pt" fo:letter-spacing="normal" fo:font-style="normal" fo:font-weight="normal" officeooo:rsid="001b9de5" officeooo:paragraph-rsid="001c5fdb" style:font-size-asian="12pt" style:font-size-complex="12pt"/>
    </style:style>
    <style:style style:name="P78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paragraph-rsid="001b9de5" style:font-size-asian="12pt" style:font-size-complex="12pt"/>
    </style:style>
    <style:style style:name="P79" style:family="paragraph" style:parent-style-name="Standard">
      <style:text-properties fo:font-variant="normal" fo:text-transform="none" fo:color="#202124" style:font-name="dejavu sans mono" fo:font-size="12pt" fo:letter-spacing="normal" fo:font-style="normal" fo:font-weight="normal" officeooo:rsid="0017ebe2" officeooo:paragraph-rsid="001b9de5" style:font-size-asian="12pt" style:font-size-complex="12pt"/>
    </style:style>
    <style:style style:name="P80" style:family="paragraph" style:parent-style-name="Standard">
      <style:text-properties fo:font-variant="normal" fo:text-transform="none" fo:color="#202124" style:font-name="dejavu sans mono" fo:font-size="8.25pt" fo:letter-spacing="normal" fo:font-style="normal" fo:font-weight="normal" officeooo:paragraph-rsid="001b9de5"/>
    </style:style>
    <style:style style:name="P81" style:family="paragraph" style:parent-style-name="Standard">
      <style:text-properties fo:font-variant="normal" fo:text-transform="none" fo:color="#ffffff" style:text-position="0% 100%" style:font-name="Roboto" fo:font-size="12pt" fo:letter-spacing="normal" fo:font-style="normal" fo:font-weight="bold" officeooo:rsid="001a1f4c" officeooo:paragraph-rsid="001b9de5" style:font-size-asian="12pt" style:font-size-complex="12pt"/>
    </style:style>
    <style:style style:name="P82" style:family="paragraph" style:parent-style-name="Standard">
      <style:text-properties fo:font-variant="normal" fo:text-transform="none" fo:color="#ffffff" style:font-name="Roboto" fo:font-size="13pt" fo:letter-spacing="normal" fo:font-style="normal" fo:font-weight="bold" officeooo:rsid="001b9de5" officeooo:paragraph-rsid="00221d7b" style:font-size-asian="13pt" style:font-size-complex="13pt"/>
    </style:style>
    <style:style style:name="P83" style:family="paragraph" style:parent-style-name="Standard">
      <style:text-properties fo:font-variant="normal" fo:text-transform="none" fo:color="#ffffff" style:font-name="Roboto" fo:font-size="13pt" fo:letter-spacing="normal" fo:font-style="normal" fo:font-weight="bold" officeooo:rsid="001b9de5" officeooo:paragraph-rsid="003b9d4b" style:font-size-asian="13pt" style:font-size-complex="13pt"/>
    </style:style>
    <style:style style:name="P84" style:family="paragraph" style:parent-style-name="Standard">
      <style:text-properties fo:font-variant="normal" fo:text-transform="none" fo:color="#ffffff" style:font-name="Roboto" fo:font-size="13pt" fo:letter-spacing="normal" fo:font-style="normal" fo:font-weight="bold" officeooo:rsid="001b9de5" officeooo:paragraph-rsid="003b9d4b"/>
    </style:style>
    <style:style style:name="P85" style:family="paragraph" style:parent-style-name="Standard">
      <style:text-properties fo:font-size="12pt" officeooo:paragraph-rsid="001b9de5" style:font-size-asian="12pt" style:font-size-complex="12pt"/>
    </style:style>
    <style:style style:name="P86" style:family="paragraph" style:parent-style-name="Standard" style:master-page-name="">
      <loext:graphic-properties draw:fill="none"/>
      <style:paragraph-properties fo:margin-left="-1.401cm" fo:margin-right="0cm" fo:text-indent="0cm" style:auto-text-indent="false" style:page-number="auto" fo:background-color="transparent"/>
      <style:text-properties fo:font-variant="normal" fo:text-transform="none" fo:color="#202124" style:font-name="dejavu sans mono" fo:font-size="12pt" fo:letter-spacing="normal" fo:font-style="normal" fo:font-weight="normal" officeooo:paragraph-rsid="001b9de5" style:font-size-asian="12pt" style:font-size-complex="12pt"/>
    </style:style>
    <style:style style:name="T1" style:family="text">
      <style:text-properties officeooo:rsid="0017ebe2"/>
    </style:style>
    <style:style style:name="T2" style:family="text">
      <style:text-properties fo:font-variant="normal" fo:text-transform="none" fo:color="#202124" style:font-name="dejavu sans mono" fo:letter-spacing="normal" fo:font-style="normal" fo:font-weight="normal"/>
    </style:style>
    <style:style style:name="T3" style:family="text">
      <style:text-properties fo:font-variant="normal" fo:text-transform="none" fo:color="#202124" style:font-name="dejavu sans mono" fo:letter-spacing="normal" fo:font-style="normal" fo:font-weight="normal" officeooo:rsid="0037ca7e"/>
    </style:style>
    <style:style style:name="T4" style:family="text">
      <style:text-properties fo:font-variant="normal" fo:text-transform="none" fo:color="#202124" style:text-position="0% 100%" style:font-name="dejavu sans mono" fo:letter-spacing="normal" fo:font-style="normal" fo:font-weight="normal" officeooo:rsid="0017ebe2"/>
    </style:style>
    <style:style style:name="T5" style:family="text">
      <style:text-properties fo:font-variant="normal" fo:text-transform="none" fo:color="#202124" style:text-position="0% 100%" style:font-name="dejavu sans mono" fo:font-size="12pt" fo:letter-spacing="normal" fo:font-style="normal" fo:font-weight="normal" officeooo:rsid="0019538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02124" style:text-position="0% 100%" style:font-name="dejavu sans mono" fo:font-size="12pt" fo:letter-spacing="normal" fo:font-style="normal" fo:font-weight="normal" officeooo:rsid="0023e099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02124" style:text-position="0% 100%" style:font-name="dejavu sans mono" fo:font-size="12pt" fo:letter-spacing="normal" fo:font-style="normal" fo:font-weight="normal" officeooo:rsid="00244bd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02124" style:text-position="0% 100%" style:font-name="Roboto" fo:font-size="12pt" fo:letter-spacing="normal" fo:font-style="normal" fo:font-weight="normal" officeooo:rsid="0023e09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ff0000" style:text-position="0% 100%" style:font-name="Roboto" fo:font-size="12pt" fo:letter-spacing="normal" fo:font-style="normal" fo:font-weight="bold" officeooo:rsid="00221d7b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ff0000" style:text-position="0% 100%" style:font-name="Roboto" fo:font-size="12pt" fo:letter-spacing="normal" fo:font-style="normal" fo:font-weight="bold" officeooo:rsid="00244bd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ff0000" style:text-position="0% 100%" style:font-name="Roboto" fo:font-size="12pt" fo:letter-spacing="normal" fo:font-style="normal" fo:font-weight="bold" officeooo:rsid="0024fc6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ff0000" style:text-position="0% 100%" style:font-name="Roboto" fo:font-size="12pt" fo:letter-spacing="normal" fo:font-style="normal" fo:font-weight="normal" officeooo:rsid="0032605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ff0000" style:text-position="0% 100%" style:font-name="Roboto" fo:font-size="12pt" fo:letter-spacing="normal" fo:font-style="normal" fo:font-weight="normal" officeooo:rsid="0031577a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21d7b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3e099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44bd9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54d9b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8bfb7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a17e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b99d5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d78fb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da19f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dcccd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ee4ef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2f774b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31577a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326053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498e01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4ccc8a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position="0% 100%" style:font-name="Roboto" fo:font-size="12pt" fo:letter-spacing="normal" fo:font-style="normal" fo:font-weight="normal" officeooo:rsid="004e6de6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text-position="0% 100%" style:font-name="Roboto" fo:font-size="12pt" fo:letter-spacing="normal" fo:font-style="normal" fo:font-weight="bold" officeooo:rsid="00221d7b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text-position="0% 100%" style:font-name="Roboto" fo:font-size="12pt" fo:letter-spacing="normal" fo:font-style="normal" fo:font-weight="bold" officeooo:rsid="0028bfb7" style:font-size-asian="12pt" style:font-weight-asian="bold" style:font-size-complex="12pt" style:font-weight-complex="bold"/>
    </style:style>
    <style:style style:name="T33" style:family="text">
      <style:text-properties fo:font-variant="normal" fo:text-transform="none" style:text-position="0% 100%" style:font-name="Roboto" fo:font-size="12pt" fo:letter-spacing="normal" fo:font-style="normal" fo:font-weight="bold" officeooo:rsid="002b99d5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style:text-position="0% 100%" style:font-name="Roboto" fo:font-size="12pt" fo:letter-spacing="normal" fo:font-style="normal" fo:font-weight="normal" officeooo:rsid="00221d7b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text-position="0% 100%" style:font-name="Roboto" fo:font-size="12pt" fo:letter-spacing="normal" fo:font-style="normal" fo:font-weight="normal" officeooo:rsid="0028bfb7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text-position="0% 100%" style:font-name="Roboto" fo:font-size="12pt" fo:letter-spacing="normal" fo:font-style="normal" fo:font-weight="normal" officeooo:rsid="002b99d5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text-position="0% 100%" style:font-name="Roboto" fo:font-size="12pt" fo:letter-spacing="normal" fo:font-style="normal" fo:font-weight="normal" officeooo:rsid="0031577a" style:font-size-asian="12pt" style:font-weight-asian="normal" style:font-size-complex="12pt" style:font-weight-complex="normal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size="12pt" style:font-size-asian="12pt" style:font-size-complex="12pt"/>
    </style:style>
    <style:style style:name="T40" style:family="text">
      <style:text-properties style:text-position="0% 100%" fo:font-size="12pt" officeooo:rsid="0017ebe2" style:font-size-asian="12pt" style:font-size-complex="12pt"/>
    </style:style>
    <style:style style:name="T41" style:family="text">
      <style:text-properties style:text-position="0% 100%" fo:font-size="12pt" officeooo:rsid="00195380" style:font-size-asian="12pt" style:font-size-complex="12pt"/>
    </style:style>
    <style:style style:name="T42" style:family="text">
      <style:text-properties style:text-position="0% 100%" fo:font-size="12pt" officeooo:rsid="0017ac1e" style:font-size-asian="12pt" style:font-size-complex="12pt"/>
    </style:style>
    <style:style style:name="T43" style:family="text">
      <style:text-properties style:text-position="0% 100%" officeooo:rsid="00195380"/>
    </style:style>
    <style:style style:name="T44" style:family="text">
      <style:text-properties style:text-position="0% 100%" fo:font-size="13pt" officeooo:rsid="001b9de5" style:font-size-asian="12pt" style:font-size-complex="12pt"/>
    </style:style>
    <style:style style:name="T45" style:family="text">
      <style:text-properties style:text-position="0% 100%" fo:font-size="13pt" officeooo:rsid="001c5fdb" style:font-size-asian="12pt" style:font-size-complex="12pt"/>
    </style:style>
    <style:style style:name="T46" style:family="text">
      <style:text-properties style:text-position="0% 100%" fo:font-size="13pt" officeooo:rsid="001ec8a3" style:font-size-asian="12pt" style:font-size-complex="12pt"/>
    </style:style>
    <style:style style:name="T47" style:family="text">
      <style:text-properties style:text-position="0% 100%" fo:font-size="13pt" officeooo:rsid="0039b727" style:font-size-asian="12pt" style:font-size-complex="12pt"/>
    </style:style>
    <style:style style:name="T48" style:family="text">
      <style:text-properties style:text-position="0% 100%" style:font-name="dejavu sans mono" fo:font-size="12pt" style:font-size-asian="12pt" style:font-size-complex="12pt"/>
    </style:style>
    <style:style style:name="T49" style:family="text">
      <style:text-properties style:text-position="0% 100%" style:font-name="dejavu sans mono" fo:font-size="12pt" officeooo:rsid="001b9de5" style:font-size-asian="12pt" style:font-size-complex="12pt"/>
    </style:style>
    <style:style style:name="T50" style:family="text">
      <style:text-properties style:text-position="0% 100%" style:font-name="dejavu sans mono" style:font-size-asian="12pt" style:font-size-complex="12pt"/>
    </style:style>
    <style:style style:name="T51" style:family="text">
      <style:text-properties style:text-position="0% 100%" style:font-name="Roboto" fo:font-size="12pt" officeooo:rsid="0020948b" style:font-size-asian="12pt" style:font-size-complex="12pt"/>
    </style:style>
    <style:style style:name="T52" style:family="text">
      <style:text-properties style:text-position="0% 100%" style:font-name="Roboto" fo:font-size="12pt" officeooo:rsid="00221d7b" style:font-size-asian="12pt" style:font-size-complex="12pt"/>
    </style:style>
    <style:style style:name="T53" style:family="text">
      <style:text-properties officeooo:rsid="00195380"/>
    </style:style>
    <style:style style:name="T54" style:family="text">
      <style:text-properties fo:color="#202124" style:text-position="0% 100%" style:font-name="dejavu sans mono" fo:font-weight="normal" style:font-size-asian="12pt" style:font-size-complex="12pt"/>
    </style:style>
    <style:style style:name="T55" style:family="text">
      <style:text-properties fo:color="#202124" style:text-position="0% 100%" style:font-name="dejavu sans mono" fo:font-weight="normal" officeooo:rsid="001c5fdb" style:font-size-asian="12pt" style:font-size-complex="12pt"/>
    </style:style>
    <style:style style:name="T56" style:family="text">
      <style:text-properties fo:color="#202124" style:text-position="0% 100%" style:font-name="dejavu sans mono" fo:font-weight="normal" officeooo:rsid="001ec8a3" style:font-size-asian="12pt" style:font-size-complex="12pt"/>
    </style:style>
    <style:style style:name="T57" style:family="text">
      <style:text-properties fo:color="#202124" style:text-position="0% 100%" style:font-name="dejavu sans mono" fo:font-weight="normal" officeooo:rsid="00221d7b" style:font-size-asian="12pt" style:font-size-complex="12pt"/>
    </style:style>
    <style:style style:name="T58" style:family="text">
      <style:text-properties fo:color="#202124" style:text-position="0% 100%" style:font-name="dejavu sans mono" fo:font-weight="normal" officeooo:rsid="0039b727" style:font-size-asian="12pt" style:font-size-complex="12pt"/>
    </style:style>
    <style:style style:name="T59" style:family="text">
      <style:text-properties fo:color="#202124" style:text-position="0% 100%" style:font-name="dejavu sans mono" fo:font-size="12pt" fo:font-weight="normal" officeooo:rsid="0017ebe2" style:font-size-asian="12pt" style:font-size-complex="12pt"/>
    </style:style>
    <style:style style:name="T60" style:family="text">
      <style:text-properties fo:color="#202124" style:text-position="0% 100%" style:font-name="dejavu sans mono" fo:font-size="12pt" fo:font-weight="normal" officeooo:rsid="00195380" style:font-size-asian="12pt" style:font-size-complex="12pt"/>
    </style:style>
    <style:style style:name="T61" style:family="text">
      <style:text-properties fo:color="#202124" style:text-position="0% 100%" fo:font-size="12pt" fo:font-weight="normal" officeooo:rsid="00195380" style:font-size-asian="12pt" style:font-weight-asian="normal" style:font-size-complex="12pt" style:font-weight-complex="normal"/>
    </style:style>
    <style:style style:name="T62" style:family="text">
      <style:text-properties fo:color="#202124" style:text-position="0% 100%" fo:font-size="12pt" fo:font-weight="normal" officeooo:rsid="0023e099" style:font-size-asian="12pt" style:font-weight-asian="normal" style:font-size-complex="12pt" style:font-weight-complex="normal"/>
    </style:style>
    <style:style style:name="T63" style:family="text">
      <style:text-properties fo:color="#202124" style:text-position="0% 100%" fo:font-size="12pt" fo:font-weight="normal" officeooo:rsid="003d8bd8" style:font-size-asian="12pt" style:font-weight-asian="normal" style:font-size-complex="12pt" style:font-weight-complex="normal"/>
    </style:style>
    <style:style style:name="T64" style:family="text">
      <style:text-properties officeooo:rsid="0017ebe2" style:font-size-asian="13pt" style:font-size-complex="13pt"/>
    </style:style>
    <style:style style:name="T65" style:family="text">
      <style:text-properties officeooo:rsid="0017ac1e" style:font-size-asian="13pt" style:font-size-complex="13pt"/>
    </style:style>
    <style:style style:name="T66" style:family="text">
      <style:text-properties officeooo:rsid="0032b262" style:font-size-asian="13pt" style:font-size-complex="13pt"/>
    </style:style>
    <style:style style:name="T67" style:family="text">
      <style:text-properties fo:color="#000000" style:text-position="0% 100%" style:font-name="Roboto" fo:font-size="13pt" officeooo:rsid="001ec8a3" style:font-size-asian="12pt" style:font-size-complex="12pt"/>
    </style:style>
    <style:style style:name="T68" style:family="text">
      <style:text-properties fo:color="#000000" style:text-position="0% 100%" style:font-name="Roboto" fo:font-size="12pt" fo:font-weight="normal" officeooo:rsid="00221d7b" style:font-size-asian="12pt" style:font-weight-asian="normal" style:font-size-complex="12pt" style:font-weight-complex="normal"/>
    </style:style>
    <style:style style:name="T69" style:family="text">
      <style:text-properties fo:color="#000000" style:text-position="0% 100%" style:font-name="Roboto" fo:font-size="12pt" fo:font-weight="normal" officeooo:rsid="0023e099" style:font-size-asian="12pt" style:font-weight-asian="normal" style:font-size-complex="12pt" style:font-weight-complex="normal"/>
    </style:style>
    <style:style style:name="T70" style:family="text">
      <style:text-properties fo:color="#000000" style:text-position="0% 100%" style:font-name="Roboto" fo:font-size="12pt" fo:font-weight="normal" officeooo:rsid="00244bd9" style:font-size-asian="12pt" style:font-weight-asian="normal" style:font-size-complex="12pt" style:font-weight-complex="normal"/>
    </style:style>
    <style:style style:name="T71" style:family="text">
      <style:text-properties fo:color="#ff0000" style:text-position="0% 100%" fo:font-size="12pt" officeooo:rsid="001a1f4c" style:font-size-asian="12pt" style:font-size-complex="12pt"/>
    </style:style>
    <style:style style:name="T72" style:family="text">
      <style:text-properties fo:color="#ff0000" style:text-position="0% 100%" fo:font-size="12pt" officeooo:rsid="001b9de5" style:font-size-asian="12pt" style:font-size-complex="12pt"/>
    </style:style>
    <style:style style:name="T73" style:family="text">
      <style:text-properties fo:color="#ff0000" style:text-position="0% 100%" fo:font-size="13pt" officeooo:rsid="001a1f4c" style:font-size-asian="12pt" style:font-size-complex="12pt"/>
    </style:style>
    <style:style style:name="T74" style:family="text">
      <style:text-properties fo:color="#ff0000" style:text-position="0% 100%" fo:font-size="13pt" officeooo:rsid="0020948b" style:font-size-asian="12pt" style:font-size-complex="12pt"/>
    </style:style>
    <style:style style:name="T75" style:family="text">
      <style:text-properties fo:color="#ff0000" style:text-position="0% 100%" style:font-name="Roboto" fo:font-size="12pt" officeooo:rsid="001ec8a3" style:font-size-asian="12pt" style:font-size-complex="12pt"/>
    </style:style>
    <style:style style:name="T76" style:family="text">
      <style:text-properties fo:color="#ff0000" style:text-position="0% 100%" style:font-name="Roboto" fo:font-size="12pt" officeooo:rsid="0020948b" style:font-size-asian="12pt" style:font-size-complex="12pt"/>
    </style:style>
    <style:style style:name="T77" style:family="text">
      <style:text-properties fo:text-transform="capitalize" fo:color="#000000" style:text-position="0% 100%" style:font-name="Roboto" fo:font-size="12pt" fo:letter-spacing="normal" fo:font-style="normal" fo:font-weight="normal" officeooo:rsid="00244bd9" style:font-size-asian="12pt" style:font-weight-asian="normal" style:font-size-complex="12pt" style:font-weight-complex="normal"/>
    </style:style>
    <style:style style:name="T78" style:family="text">
      <style:text-properties fo:text-transform="capitalize" fo:color="#000000" style:text-position="0% 100%" style:font-name="Roboto" fo:font-size="12pt" fo:letter-spacing="normal" fo:font-style="normal" fo:font-weight="normal" officeooo:rsid="0024fc62" style:font-size-asian="12pt" style:font-weight-asian="normal" style:font-size-complex="12pt" style:font-weight-complex="normal"/>
    </style:style>
    <style:style style:name="T79" style:family="text">
      <style:text-properties fo:text-transform="capitalize" fo:color="#000000" style:text-position="0% 100%" style:font-name="Roboto" fo:font-size="12pt" fo:letter-spacing="normal" fo:font-style="normal" fo:font-weight="normal" officeooo:rsid="0028bc2b" style:font-size-asian="12pt" style:font-weight-asian="normal" style:font-size-complex="12pt" style:font-weight-complex="normal"/>
    </style:style>
    <style:style style:name="T80" style:family="text">
      <style:text-properties officeooo:rsid="0032b262"/>
    </style:style>
    <style:style style:name="T81" style:family="text">
      <style:text-properties officeooo:rsid="0033764e"/>
    </style:style>
    <style:style style:name="T82" style:family="text">
      <style:text-properties officeooo:rsid="0038bae6"/>
    </style:style>
    <style:style style:name="T83" style:family="text">
      <style:text-properties officeooo:rsid="0039b7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64">Body <text:s text:c="3"/>//</text:span><text:span text:style-name="T66">Body </text:span><text:span text:style-name="T65">Background </text:span><text:span text:style-name="T64">Color</text:span><text:span text:style-name="T65">= #e9e9ec,</text:span></text:p>
      <text:p text:style-name="P34"/>
      <text:p text:style-name="P10"><text:span text:style-name="T66">//SNAPSHOT &amp; BENCHMARK </text:span><text:span text:style-name="T64">Tab Background Color = #ffffff,</text:span></text:p>
      <text:p text:style-name="P7"/>
      <text:p text:style-name="P8"><text:span text:style-name="T80">//SNAPSHOT &amp; BENCHMARK </text:span>Tabs Background Hover Color = #c2302a,</text:p>
      <text:p text:style-name="P7"/>
      <text:p text:style-name="P7">//Tabs <text:span text:style-name="T81">Text</text:span>Color = #fff,</text:p>
      <text:p text:style-name="P7"/>
      <text:p text:style-name="P9"><text:span text:style-name="T1">Tabs </text:span><text:span text:style-name="T81">On </text:span><text:span text:style-name="T1">Hover </text:span><text:span text:style-name="T81">Text</text:span><text:span text:style-name="T1"> Color = </text:span><text:span text:style-name="T2">#c2212a, </text:span><text:span text:style-name="T3">single</text:span></text:p>
      <text:p text:style-name="P68"/>
      <text:p text:style-name="P69">//Graphs Main Container Background Color = #fff,</text:p>
      <text:p text:style-name="P68"/>
      <text:p text:style-name="P68"/>
      <text:p text:style-name="P68"/>
      <text:p text:style-name="P68"/>
      <text:p text:style-name="P70">STAR RATING COMPONENT COLOR SECTION</text:p>
      <text:p text:style-name="P68"/>
      <text:p text:style-name="P79"><text:span text:style-name="T38">//Star Rating </text:span><text:span text:style-name="T43">Background color </text:span>#<text:span text:style-name="T53">fff,</text:span></text:p>
      <text:p text:style-name="P71"/>
      <text:p text:style-name="P4"><text:span text:style-name="T59">//Star Rating </text:span><text:span text:style-name="T57">Inner Container </text:span><text:span text:style-name="T60">Background </text:span><text:span text:style-name="T57">Color = #fff,</text:span></text:p>
      <text:p text:style-name="P86"/>
      <text:p text:style-name="P85"><text:span text:style-name="T4">//Star Rating icon background Color = </text:span><text:span text:style-name="T2">#2b3b5c,</text:span></text:p>
      <text:p text:style-name="P78"/>
      <text:p text:style-name="P80"><text:span text:style-name="T40">//Star Rating </text:span><text:span text:style-name="T41">Title Text</text:span><text:span text:style-name="T40"> Color = </text:span><text:span text:style-name="T39">#8f95a3,</text:span></text:p>
      <text:p text:style-name="P75"/>
      <text:p text:style-name="P76">//Circular Progress Bar Color = #0fa9de,</text:p>
      <text:p text:style-name="P76"/>
      <text:p text:style-name="P76">//Text inside Circular Progress Bar Color = #8f95a3,</text:p>
      <text:p text:style-name="P76"/>
      <text:p text:style-name="P76">Divider color = #d3d3d3, <text:span text:style-name="T82">single</text:span></text:p>
      <text:p text:style-name="P76"/>
      <text:p text:style-name="P76"/>
      <text:p text:style-name="P81"/>
      <text:p text:style-name="P5"><text:span text:style-name="T48">R</text:span><text:span text:style-name="T49">ATINGS</text:span><text:span text:style-name="T48"> R</text:span><text:span text:style-name="T49">OLLUP</text:span><text:span text:style-name="T50"> COMPONENT COLOR SECTION</text:span></text:p>
      <text:p text:style-name="P72"/>
      <text:p text:style-name="P73">//Ratings Rollup Main Grid Background Color = #2b3b5c,</text:p>
      <text:p text:style-name="P73"/>
      <text:p text:style-name="P4"><text:span text:style-name="T54">//Rating Rollup </text:span><text:span text:style-name="T57">Inner Container </text:span><text:span text:style-name="T60">Background </text:span><text:span text:style-name="T57">Color = #fff,</text:span></text:p>
      <text:p text:style-name="P73"/>
      <text:p text:style-name="P73">// Rating Rollup Numbers Color = #000,</text:p>
      <text:p text:style-name="P73"/>
      <text:p text:style-name="P3"><text:span text:style-name="T56">Ratings Rollup Unfilled Background Color = </text:span><text:span text:style-name="T54">e0e0de, </text:span><text:span text:style-name="T58">single</text:span></text:p>
      <text:p text:style-name="P73"/>
      <text:p text:style-name="P83"><text:span text:style-name="T54">Ratings Rollup </text:span><text:span text:style-name="T55">NO 5 </text:span><text:span text:style-name="T54">Star Icon and Progress Bar Background is = #21897b, </text:span><text:span text:style-name="T58">single</text:span></text:p>
      <text:p text:style-name="P73"/>
      <text:p text:style-name="P83"><text:span text:style-name="T54">Ratings Rollup </text:span><text:span text:style-name="T55">NO 4 </text:span><text:span text:style-name="T54">Star Icon and Progress Bar Background is = #7bb42d,</text:span><text:span text:style-name="T58">single</text:span></text:p>
      <text:p text:style-name="P74"/>
      <text:p text:style-name="P83"><text:soft-page-break/><text:span text:style-name="T54">Ratings Rollup </text:span><text:span text:style-name="T55">NO 3 </text:span><text:span text:style-name="T54">Star Icon and Progress Bar Background is = #fda844,</text:span><text:span text:style-name="T58">single</text:span></text:p>
      <text:p text:style-name="P73"/>
      <text:p text:style-name="P84"><text:span text:style-name="T54">Ratings Rollup </text:span><text:span text:style-name="T55">NO 2 </text:span><text:span text:style-name="T54">Star Icon and Progress Bar Background is = #e2652e,</text:span><text:span text:style-name="T58">single</text:span></text:p>
      <text:p text:style-name="P77"/>
      <text:p text:style-name="P38"><text:span text:style-name="T42"><text:s text:c="6"/></text:span><text:span text:style-name="T44">Ratings Rollup </text:span><text:span text:style-name="T45">NO 1 </text:span><text:span text:style-name="T44">Star Icon and Progress Bar Background is = <text:s/><text:tab/>#9f2729,</text:span><text:span text:style-name="T47">single</text:span></text:p>
      <text:p text:style-name="P36"/>
      <text:p text:style-name="P12"><text:span text:style-name="T44"><text:tab/> //Ratings Rollup </text:span><text:span text:style-name="T46">Percentage inside Brackets Text Color =</text:span><text:span text:style-name="T44"> </text:span><text:span text:style-name="T46">#8f95a3,</text:span></text:p>
      <text:p text:style-name="P37"/>
      <text:p text:style-name="P13"><text:span text:style-name="T67"><text:tab/></text:span><text:span text:style-name="T71">R</text:span><text:span text:style-name="T72">ATINGS</text:span><text:span text:style-name="T71"> R</text:span><text:span text:style-name="T72">OLLUP</text:span><text:span text:style-name="T73"> COMPONENT COLOR</text:span><text:span text:style-name="T74">S</text:span><text:span text:style-name="T73"> </text:span><text:span text:style-name="T74">AND </text:span><text:span text:style-name="T75">R</text:span><text:span text:style-name="T76">ATINGS</text:span><text:span text:style-name="T75"> B</text:span><text:span text:style-name="T76">REAKDOWN</text:span><text:span text:style-name="T75"> </text:span><text:span text:style-name="T76">ARE SAME.</text:span></text:p>
      <text:p text:style-name="P39"/>
      <text:p text:style-name="P39"><text:tab/></text:p>
      <text:p text:style-name="P39"/>
      <text:p text:style-name="P14"><text:span text:style-name="T51"><text:tab/></text:span><text:span text:style-name="T52">REVIEW TRENDS COMPONENT COLOR SECTION</text:span></text:p>
      <text:p text:style-name="P40"><text:tab/></text:p>
      <text:p text:style-name="P14"><text:span text:style-name="T52"><text:tab/> //</text:span><text:span text:style-name="T68">Review Trends Main Grid Background Color = #2b3b5c,</text:span></text:p>
      <text:p text:style-name="P44"><text:tab/></text:p>
      <text:p text:style-name="P15"><text:span text:style-name="T52"><text:tab/> //</text:span><text:span text:style-name="T68">Review Trends </text:span><text:span text:style-name="T69">Inner Container <text:s/></text:span><text:span text:style-name="T61">Background </text:span><text:span text:style-name="T62">Color = #fff,</text:span></text:p>
      <text:p text:style-name="P45"/>
      <text:p text:style-name="P43"><text:span text:style-name="T68"><text:tab/> Review Trends </text:span><text:span text:style-name="T69">Radio Button</text:span><text:span text:style-name="T70">s container</text:span><text:span text:style-name="T69"> <text:s/></text:span><text:span text:style-name="T61">Background </text:span><text:span text:style-name="T62">color = #4f5b75, </text:span><text:span text:style-name="T63">single</text:span></text:p>
      <text:p text:style-name="P35"><text:tab/></text:p>
      <text:p text:style-name="P16"><text:span text:style-name="T8"><text:tab/> //</text:span><text:span text:style-name="T14">Review Trends </text:span><text:span text:style-name="T15">Radio Button <text:s/></text:span><text:span text:style-name="T5">Background </text:span><text:span text:style-name="T6">color = #</text:span><text:span text:style-name="T7">fff</text:span><text:span text:style-name="T6">,</text:span></text:p>
      <text:p text:style-name="P45"/>
      <text:p text:style-name="P15"><text:span text:style-name="T68"><text:tab/> //Review Trends </text:span><text:span text:style-name="T69">Radio Button Text Color = #fff</text:span></text:p>
      <text:p text:style-name="P45"/>
      <text:p text:style-name="P17"><text:span text:style-name="T14"><text:tab/> </text:span><text:span text:style-name="T9">Review Trends </text:span><text:span text:style-name="T10">Below Graph <text:s/></text:span><text:span text:style-name="T11">Radio Button Colors and </text:span><text:span text:style-name="T10">Text color.</text:span></text:p>
      <text:p text:style-name="P42"><text:tab/></text:p>
      <text:p text:style-name="P18"><text:span text:style-name="T16"><text:tab/>// </text:span><text:span text:style-name="T77">Apartments <text:s/></text:span><text:span text:style-name="T15">Radio Button </text:span><text:span text:style-name="T17">Background </text:span><text:span text:style-name="T78"><text:s/>Color = #c5302a, </text:span><text:span text:style-name="T79">Text Color for all =#000,</text:span></text:p>
      <text:p text:style-name="P63"/>
      <text:p text:style-name="P19"><text:span text:style-name="T77"><text:tab/>// Apartment guide </text:span><text:span text:style-name="T15">Radio Button </text:span><text:span text:style-name="T17">Background</text:span><text:span text:style-name="T78"> Color = #c5302a,</text:span></text:p>
      <text:p text:style-name="P63"/>
      <text:p text:style-name="P19"><text:span text:style-name="T77"><text:tab/>//Apartment ratings </text:span><text:span text:style-name="T15">Radio Button </text:span><text:span text:style-name="T17">Background</text:span><text:span text:style-name="T78"> Color = #201a2d,</text:span></text:p>
      <text:p text:style-name="P63"/>
      <text:p text:style-name="P19"><text:span text:style-name="T77"><text:tab/>//Facebook </text:span><text:span text:style-name="T15">Radio Button </text:span><text:span text:style-name="T17">Background </text:span><text:span text:style-name="T78">Color = #339fe0,</text:span></text:p>
      <text:p text:style-name="P63"/>
      <text:p text:style-name="P19"><text:span text:style-name="T77"><text:tab/>// Google </text:span><text:span text:style-name="T15">Radio Button </text:span><text:span text:style-name="T17">Background</text:span><text:span text:style-name="T78"> Color = #fbb03a,</text:span></text:p>
      <text:p text:style-name="P63"><text:tab/></text:p>
      <text:p text:style-name="P19"><text:span text:style-name="T77"><text:tab/>// Modernmessage </text:span><text:span text:style-name="T15">Radio Button </text:span><text:span text:style-name="T17">Background</text:span><text:span text:style-name="T78"> Color = #6e6883,</text:span></text:p>
      <text:p text:style-name="P63"/>
      <text:p text:style-name="P19"><text:span text:style-name="T77"><text:tab/>// Rent </text:span><text:span text:style-name="T15">Radio Button </text:span><text:span text:style-name="T17">Background</text:span><text:span text:style-name="T78"> Color = #324296,</text:span></text:p>
      <text:p text:style-name="P63">Rent</text:p>
      <text:p text:style-name="P19"><text:span text:style-name="T77"><text:tab/>// Yellowpages </text:span><text:span text:style-name="T15">Radio Button </text:span><text:span text:style-name="T17">Background</text:span><text:span text:style-name="T78"> Color = #f7e634,</text:span></text:p>
      <text:p text:style-name="P63"/>
      <text:p text:style-name="P19"><text:span text:style-name="T77"><text:tab/>// Yelp </text:span><text:span text:style-name="T15">Radio Button </text:span><text:span text:style-name="T17">Background</text:span><text:span text:style-name="T78"> Color = #65c72b,</text:span></text:p>
      <text:p text:style-name="P45"><text:tab/><text:tab/><text:tab/><text:tab/><text:tab/><text:tab/><text:tab/><text:tab/><text:tab/></text:p>
      <text:p text:style-name="P46"><text:tab/></text:p>
      <text:p text:style-name="P40"><text:tab/></text:p>
      <text:p text:style-name="P40"/>
      <text:p text:style-name="P20"><text:span text:style-name="T31"><text:tab/></text:span><text:span text:style-name="T32">FILTERS COMPONENT SECTION COLOR</text:span></text:p>
      <text:p text:style-name="P41"><text:soft-page-break/><text:tab/></text:p>
      <text:p text:style-name="P41"/>
      <text:p text:style-name="P21"><text:span text:style-name="T31"><text:tab/></text:span><text:span text:style-name="T34"> </text:span><text:span text:style-name="T18">Filters Header Background Color =</text:span><text:span text:style-name="T14">#cbcbd3, </text:span><text:span text:style-name="T28">single</text:span></text:p>
      <text:p text:style-name="P47"/>
      <text:p text:style-name="P21"><text:span text:style-name="T14"><text:tab/>// </text:span><text:span text:style-name="T18">Filters Icon Background Color = #2b3b5c,</text:span></text:p>
      <text:p text:style-name="P48"/>
      <text:p text:style-name="P48"><text:tab/> // Filters Main Grid BackGround Color = #e9e9ec,</text:p>
      <text:p text:style-name="P48"/>
      <text:p text:style-name="P22"><text:span text:style-name="T18"><text:tab/>//</text:span><text:span text:style-name="T32">Date Picker </text:span><text:span text:style-name="T18">Title Text Color = #2b3b5c,</text:span></text:p>
      <text:p text:style-name="P48"/>
      <text:p text:style-name="P48"><text:tab/>Date Picker Place Holder Text Color = #e0e0de, <text:span text:style-name="T83">single</text:span></text:p>
      <text:p text:style-name="P48"/>
      <text:p text:style-name="P21"><text:span text:style-name="T18"><text:tab/>//</text:span><text:span text:style-name="T19">Date Picker input field background color #fff,</text:span></text:p>
      <text:p text:style-name="P52"/>
      <text:p text:style-name="P52"><text:tab/>// Divider color #6b6d82,</text:p>
      <text:p text:style-name="P52"/>
      <text:p text:style-name="P52"/>
      <text:p text:style-name="P22"><text:span text:style-name="T19"><text:tab/></text:span><text:span text:style-name="T33">REVIEW SITES</text:span><text:span text:style-name="T35"> </text:span><text:span text:style-name="T18">Title Text Color = #2b3b5c,</text:span></text:p>
      <text:p text:style-name="P49"/>
      <text:p text:style-name="P22"><text:span text:style-name="T18"><text:tab/>//</text:span><text:span text:style-name="T20">Review Sites Dropdown Background Color = #fff,</text:span></text:p>
      <text:p text:style-name="P54"/>
      <text:p text:style-name="P23"><text:span text:style-name="T20"><text:tab/>//</text:span><text:span text:style-name="T77">Apartments <text:s/></text:span><text:span text:style-name="T20">Dropdown </text:span><text:span text:style-name="T21">List Item</text:span><text:span text:style-name="T15"> </text:span><text:span text:style-name="T21">icon </text:span><text:span text:style-name="T17">Background </text:span><text:span text:style-name="T78"><text:s/>Color = #c5302a, </text:span><text:span text:style-name="T79">Text Color for all =#000,</text:span></text:p>
      <text:p text:style-name="P64"/>
      <text:p text:style-name="P30"><text:span text:style-name="T77"><text:tab/>Apartment guide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c5302a,</text:span></text:p>
      <text:p text:style-name="P64"/>
      <text:p text:style-name="P30"><text:span text:style-name="T77"><text:tab/>//Apartment ratings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201a2d,</text:span></text:p>
      <text:p text:style-name="P64"/>
      <text:p text:style-name="P30"><text:span text:style-name="T77"><text:tab/>//Facebook </text:span><text:span text:style-name="T20">Dropdown </text:span><text:span text:style-name="T21">List Item</text:span><text:span text:style-name="T15"> </text:span><text:span text:style-name="T17">Background </text:span><text:span text:style-name="T21">icon </text:span><text:span text:style-name="T78">Color = #339fe0,</text:span></text:p>
      <text:p text:style-name="P64"/>
      <text:p text:style-name="P30"><text:span text:style-name="T77"><text:tab/>// Google </text:span><text:span text:style-name="T20">Dropdown </text:span><text:span text:style-name="T21">List Item icon </text:span><text:span text:style-name="T17">Background</text:span><text:span text:style-name="T78"> Color = #fbb03a,</text:span></text:p>
      <text:p text:style-name="P64"><text:tab/></text:p>
      <text:p text:style-name="P30"><text:span text:style-name="T77"><text:tab/>// Modernmessage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6e6883,</text:span></text:p>
      <text:p text:style-name="P64"/>
      <text:p text:style-name="P30"><text:span text:style-name="T77"><text:tab/>// Rent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324296,</text:span></text:p>
      <text:p text:style-name="P64">Rent</text:p>
      <text:p text:style-name="P30"><text:span text:style-name="T77"><text:tab/>// Yellowpages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f7e634,</text:span></text:p>
      <text:p text:style-name="P64"/>
      <text:p text:style-name="P23"><text:span text:style-name="T77"><text:tab/>// Yelp </text:span><text:span text:style-name="T20">Dropdown </text:span><text:span text:style-name="T21">List Item icon</text:span><text:span text:style-name="T15"> </text:span><text:span text:style-name="T17">Background</text:span><text:span text:style-name="T78"> Color = #65c72b,</text:span></text:p>
      <text:p text:style-name="P49"/>
      <text:p text:style-name="P49"/>
      <text:p text:style-name="P22"><text:span text:style-name="T18"><text:tab/>//</text:span><text:span text:style-name="T33">MY PORTFOLIO</text:span><text:span text:style-name="T36"> </text:span><text:span text:style-name="T18">Title Text Color = #2b3b5c,</text:span></text:p>
      <text:p text:style-name="P49"/>
      <text:p text:style-name="P22"><text:span text:style-name="T18"><text:tab/>//</text:span><text:span text:style-name="T20">My Portfolio Input Field Background Color = #fff,</text:span></text:p>
      <text:p text:style-name="P54"/>
      <text:p text:style-name="P23"><text:span text:style-name="T20"><text:tab/>// My Portfolio <text:s/>Color = #</text:span><text:span text:style-name="T21">000</text:span><text:span text:style-name="T20">,</text:span></text:p>
      <text:p text:style-name="P54"/>
      <text:p text:style-name="P23"><text:span text:style-name="T20"><text:tab/>// My Portfolio </text:span><text:span text:style-name="T21">Text</text:span><text:span text:style-name="T20"> Color = #</text:span><text:span text:style-name="T21">000</text:span><text:span text:style-name="T20">,</text:span></text:p>
      <text:p text:style-name="P55"/>
      <text:p text:style-name="P24"><text:span text:style-name="T20"><text:tab/>My Portfolio </text:span><text:span text:style-name="T33">East Region</text:span><text:span text:style-name="T20"> </text:span><text:span text:style-name="T22">Text color = #383e4c, </text:span><text:span text:style-name="T29">single</text:span></text:p>
      <text:p text:style-name="P56"/>
      <text:p text:style-name="P24"><text:span text:style-name="T22"><text:tab/>//</text:span><text:span text:style-name="T20">My Portfolio </text:span><text:span text:style-name="T22">Button Background Color = #8f95a3,</text:span></text:p>
      <text:p text:style-name="P58"/>
      <text:p text:style-name="P31"><text:soft-page-break/><text:span text:style-name="T23"><text:tab/>// </text:span><text:span text:style-name="T20">My Portfolio </text:span><text:span text:style-name="T22">Button </text:span><text:span text:style-name="T23">Text </text:span><text:span text:style-name="T22"><text:s/>Color </text:span><text:span text:style-name="T23">= #fff,</text:span></text:p>
      <text:p text:style-name="P49"/>
      <text:p text:style-name="P25"><text:span text:style-name="T18"><text:tab/>// </text:span><text:span text:style-name="T20">My Portfolio </text:span><text:span text:style-name="T23">Background Color on Hover </text:span><text:span text:style-name="T22"><text:s/></text:span><text:span text:style-name="T23">= </text:span><text:span text:style-name="T18">#646872,</text:span></text:p>
      <text:p text:style-name="P50"/>
      <text:p text:style-name="P26"><text:span text:style-name="T18"><text:tab/>// </text:span><text:span text:style-name="T19">Divider color #6b6d82,</text:span></text:p>
      <text:p text:style-name="P53"/>
      <text:p text:style-name="P53"/>
      <text:p text:style-name="P49"/>
      <text:p text:style-name="P22"><text:span text:style-name="T18"><text:tab/>//</text:span><text:span text:style-name="T33">My Group</text:span><text:span text:style-name="T36"> </text:span><text:span text:style-name="T20"><text:s/>Title </text:span><text:span text:style-name="T18">Text </text:span><text:span text:style-name="T20">Color = </text:span><text:span text:style-name="T18">#2b3b5c,</text:span></text:p>
      <text:p text:style-name="P49"/>
      <text:p text:style-name="P27"><text:span text:style-name="T18"><text:tab/> </text:span><text:span text:style-name="T24">My </text:span><text:span text:style-name="T25">Group</text:span><text:span text:style-name="T24"> Radio Button Before selecting color = #a2a2a4, </text:span><text:span text:style-name="T37">Text Color For Buttons is #fff,</text:span></text:p>
      <text:p text:style-name="P49"/>
      <text:p text:style-name="P28"><text:span text:style-name="T18"><text:tab/>//</text:span><text:span text:style-name="T24">My </text:span><text:span text:style-name="T25">Group</text:span><text:span text:style-name="T24"> Radio Button selected color = #0fa9de,</text:span></text:p>
      <text:p text:style-name="P60"/>
      <text:p text:style-name="P28"><text:span text:style-name="T24"><text:tab/></text:span><text:span text:style-name="T20">My </text:span><text:span text:style-name="T25">Group</text:span><text:span text:style-name="T20"> </text:span><text:span text:style-name="T25">Apply Filter </text:span><text:span text:style-name="T22">Button Background Color = #7bb42d, <text:s text:c="2"/></text:span><text:span text:style-name="T30">single</text:span></text:p>
      <text:p text:style-name="P57"/>
      <text:p text:style-name="P28"><text:span text:style-name="T22"><text:tab/></text:span><text:span text:style-name="T20">My </text:span><text:span text:style-name="T25">Group</text:span><text:span text:style-name="T20"> </text:span><text:span text:style-name="T25">Apply Filter </text:span><text:span text:style-name="T22">Button Background Color <text:s/></text:span><text:span text:style-name="T25">on Hover </text:span><text:span text:style-name="T22">#558b2f, </text:span><text:span text:style-name="T30">single</text:span></text:p>
      <text:p text:style-name="P57"/>
      <text:p text:style-name="P28"><text:span text:style-name="T22"><text:tab/>// </text:span><text:span text:style-name="T20">My </text:span><text:span text:style-name="T25">Group</text:span><text:span text:style-name="T20"> </text:span><text:span text:style-name="T25">Reset </text:span><text:span text:style-name="T22">Button Background Color = #8f95a3,</text:span></text:p>
      <text:p text:style-name="P59"/>
      <text:p text:style-name="P32"><text:span text:style-name="T23"><text:tab/>//</text:span><text:span text:style-name="T20">My </text:span><text:span text:style-name="T25">Group</text:span><text:span text:style-name="T20"> </text:span><text:span text:style-name="T22">Button </text:span><text:span text:style-name="T23">Text </text:span><text:span text:style-name="T22"><text:s/>Color </text:span><text:span text:style-name="T23">= #fff,</text:span></text:p>
      <text:p text:style-name="P51"/>
      <text:p text:style-name="P28"><text:span text:style-name="T18"><text:tab/>// </text:span><text:span text:style-name="T20">My </text:span><text:span text:style-name="T25">Group</text:span><text:span text:style-name="T20"> </text:span><text:span text:style-name="T23">Background Color on Hover </text:span><text:span text:style-name="T22"><text:s/></text:span><text:span text:style-name="T23">= </text:span><text:span text:style-name="T18">#646872,</text:span></text:p>
      <text:p text:style-name="P51"/>
      <text:p text:style-name="P67"><text:span text:style-name="T18"><text:tab/>//</text:span><text:span text:style-name="T26">My Group Download <text:s/>Data Button Background Color = #0fa9de,</text:span></text:p>
      <text:p text:style-name="P61"/>
      <text:p text:style-name="P33"><text:span text:style-name="T26"><text:tab/>//My Group </text:span><text:span text:style-name="T27">All</text:span><text:span text:style-name="T26"> </text:span><text:span text:style-name="T12">DropDown</text:span><text:span text:style-name="T13"> </text:span><text:span text:style-name="T26">Background Color = #</text:span><text:span text:style-name="T27">fff</text:span><text:span text:style-name="T26">,</text:span></text:p>
      <text:p text:style-name="P62"/>
      <text:p text:style-name="P33"><text:span text:style-name="T26"><text:tab/>// </text:span><text:span text:style-name="T77">Apartments <text:s/></text:span><text:span text:style-name="T20">Dropdown </text:span><text:span text:style-name="T21">List Item</text:span><text:span text:style-name="T15"> </text:span><text:span text:style-name="T21">icon </text:span><text:span text:style-name="T17">Background </text:span><text:span text:style-name="T78"><text:s/>Color = #c5302a, </text:span><text:span text:style-name="T79">Text Color for all =#000,</text:span></text:p>
      <text:p text:style-name="P65"/>
      <text:p text:style-name="P33"><text:span text:style-name="T77"><text:tab/>//Apartment guide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c5302a,</text:span></text:p>
      <text:p text:style-name="P65"/>
      <text:p text:style-name="P33"><text:span text:style-name="T77"><text:tab/>//Apartment ratings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201a2d,</text:span></text:p>
      <text:p text:style-name="P65"/>
      <text:p text:style-name="P33"><text:span text:style-name="T77"><text:tab/>//Facebook </text:span><text:span text:style-name="T20">Dropdown </text:span><text:span text:style-name="T21">List Item</text:span><text:span text:style-name="T15"> </text:span><text:span text:style-name="T17">Background </text:span><text:span text:style-name="T21">icon </text:span><text:span text:style-name="T78">Color = #339fe0,</text:span></text:p>
      <text:p text:style-name="P65"/>
      <text:p text:style-name="P33"><text:span text:style-name="T77"><text:tab/>// Google </text:span><text:span text:style-name="T20">Dropdown </text:span><text:span text:style-name="T21">List Item icon </text:span><text:span text:style-name="T17">Background</text:span><text:span text:style-name="T78"> Color = #fbb03a,</text:span></text:p>
      <text:p text:style-name="P65"><text:tab/></text:p>
      <text:p text:style-name="P33"><text:span text:style-name="T77"><text:tab/>// Modernmessage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6e6883,</text:span></text:p>
      <text:p text:style-name="P65"/>
      <text:p text:style-name="P33"><text:span text:style-name="T77"><text:tab/>// Rent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324296,</text:span></text:p>
      <text:p text:style-name="P65">Rent</text:p>
      <text:p text:style-name="P33"><text:span text:style-name="T77"><text:tab/>// Yellowpages </text:span><text:span text:style-name="T20">Dropdown </text:span><text:span text:style-name="T21">List Item</text:span><text:span text:style-name="T15"> </text:span><text:span text:style-name="T21">icon </text:span><text:span text:style-name="T17">Background</text:span><text:span text:style-name="T78"> Color = #f7e634,</text:span></text:p>
      <text:p text:style-name="P65"/>
      <text:p text:style-name="P29"><text:span text:style-name="T77"><text:tab/>// Yelp </text:span><text:span text:style-name="T20">Dropdown </text:span><text:span text:style-name="T21">List Item icon</text:span><text:span text:style-name="T15"> </text:span><text:span text:style-name="T17">Background</text:span><text:span text:style-name="T78"> Color = #65c72b,</text:span></text:p>
      <text:p text:style-name="P60"/>
      <text:p text:style-name="P28"><text:span text:style-name="T24"><text:tab/>// </text:span><text:span text:style-name="T19">Divider color #6b6d82,</text:span></text:p>
      <text:p text:style-name="P49"/>
      <text:p text:style-name="P49"><text:tab/></text:p>
      <text:p text:style-name="P52"/>
      <text:p text:style-name="P52"><text:tab/></text:p>
      <text:p text:style-name="P52"/>
      <text:p text:style-name="P52"><text:soft-page-break/></text:p>
      <text:p text:style-name="P52"/>
      <text:p text:style-name="P47"/>
      <text:p text:style-name="P21"><text:span text:style-name="T14"><text:tab/></text:span><text:span text:style-name="T18"> </text:span></text:p>
      <text:p text:style-name="P6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7:35:03.170582810</meta:creation-date>
    <dc:date>2021-08-03T14:37:35.605272501</dc:date>
    <meta:editing-duration>PT2H25M52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5" meta:paragraph-count="108" meta:word-count="764" meta:character-count="4973" meta:non-whitespace-character-count="4171"/>
  </office:meta>
</office:document-meta>
</file>